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ise Voltage</text:p>
          </table:table-cell>
          <table:table-cell office:value-type="string" calcext:value-type="string">
            <text:p>Error Rat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.53" calcext:value-type="float">
            <text:p>41.5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7.01" calcext:value-type="float">
            <text:p>67.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2.59" calcext:value-type="float">
            <text:p>82.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3.78" calcext:value-type="float">
            <text:p>83.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4.97" calcext:value-type="float">
            <text:p>84.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.16" calcext:value-type="float">
            <text:p>86.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2.22" calcext:value-type="float">
            <text:p>92.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3.43" calcext:value-type="float">
            <text:p>93.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6.28" calcext:value-type="float">
            <text:p>96.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8.02" calcext:value-type="float">
            <text:p>98.0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9.56" calcext:value-type="float">
            <text:p>99.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5:19:58.913838138</meta:creation-date>
    <dc:date>2024-06-26T16:23:33.389848237</dc:date>
    <meta:editing-duration>PT2M31S</meta:editing-duration>
    <meta:editing-cycles>1</meta:editing-cycles>
    <meta:document-statistic meta:table-count="1" meta:cell-count="140" meta:object-count="0"/>
    <meta:generator>LibreOffice/7.3.7.2$Linux_X86_64 LibreOffice_project/30$Build-2</meta:generator>
  </office:meta>
</office:document-meta>
</file>